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075in"/>
    </style:style>
    <style:style style:name="co4" style:family="table-column">
      <style:table-column-properties fo:break-before="auto" style:column-width="1.116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office:value-type="string">
            <text:p>edX cs188x - Section 8 – VPI for Used Car Purchase</text:p>
            <text:p/>
          </table:table-cell>
          <table:table-cell table:number-columns-repeated="5"/>
        </table:table-row>
        <table:table-row table:style-name="ro4">
          <table:table-cell office:value-type="string">
            <text:p>car cost</text:p>
          </table:table-cell>
          <table:table-cell office:value-type="float" office:value="1500">
            <text:p>1500</text:p>
          </table:table-cell>
          <table:table-cell office:value-type="string">
            <text:p>Quality car value</text:p>
          </table:table-cell>
          <table:table-cell office:value-type="float" office:value="2000">
            <text:p>2000</text:p>
          </table:table-cell>
          <table:table-cell office:value-type="string">
            <text:p>bad car value</text:p>
          </table:table-cell>
          <table:table-cell table:formula="of:=2000-700" office:value-type="float" office:value="1300">
            <text:p>1300</text:p>
          </table:table-cell>
        </table:table-row>
        <table:table-row table:style-name="ro4">
          <table:table-cell office:value-type="string">
            <text:p>test cost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4">
          <table:table-cell office:value-type="string">
            <text:p>P(+q)</text:p>
          </table:table-cell>
          <table:table-cell office:value-type="float" office:value="0.7">
            <text:p>0.7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EU(buy)</text:p>
          </table:table-cell>
          <table:table-cell table:formula="of:=[.B4]*([.D2]-[.B2]) + (1-[.B4]) * ([.F2]-[.B2])" office:value-type="float" office:value="290">
            <text:p>290</text:p>
          </table:table-cell>
          <table:table-cell office:value-type="string">
            <text:p>EU(-buy)</text:p>
          </table:table-cell>
          <table:table-cell office:value-type="float" office:value="0">
            <text:p>0</text:p>
          </table:table-cell>
          <table:table-cell office:value-type="string">
            <text:p>MEU(null)</text:p>
          </table:table-cell>
          <table:table-cell table:formula="of:=MAX([.B6];[.D6])" office:value-type="float" office:value="290">
            <text:p>290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P(+t|+q)</text:p>
          </table:table-cell>
          <table:table-cell office:value-type="float" office:value="0.9">
            <text:p>0.9</text:p>
          </table:table-cell>
          <table:table-cell office:value-type="string">
            <text:p>P(+t|-q)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P(+t)</text:p>
          </table:table-cell>
          <table:table-cell table:formula="of:=[.B8]*[.B4]+ [.D8]*(1-[.B4])" office:value-type="float" office:value="0.69">
            <text:p>0.69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P(+q|+t)</text:p>
          </table:table-cell>
          <table:table-cell table:formula="of:=[.B8]*[.B4]/[.B10]" office:value-type="float" office:value="0.91304347826087">
            <text:p>0.9130434783</text:p>
          </table:table-cell>
          <table:table-cell office:value-type="string">
            <text:p>P(+q|-t)</text:p>
          </table:table-cell>
          <table:table-cell table:formula="of:=(1-[.B8])*[.B4]/(1-[.B10])" office:value-type="float" office:value="0.225806451612903">
            <text:p>0.2258064516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EU(buy|+t)</text:p>
          </table:table-cell>
          <table:table-cell table:formula="of:=[.B12]*([.D2]-[.B2]) + (1-[.B12]) * ([.F2]-[.B2])" office:value-type="float" office:value="439.130434782609">
            <text:p>439.1304347826</text:p>
          </table:table-cell>
          <table:table-cell office:value-type="string">
            <text:p>EU(buy|-t)</text:p>
          </table:table-cell>
          <table:table-cell table:formula="of:=[.D12]*([.D2]-[.B2]) + (1-[.D12]) * ([.F2]-[.B2])" office:value-type="float" office:value="-41.9354838709677">
            <text:p>-41.935483871</text:p>
          </table:table-cell>
          <table:table-cell table:number-columns-repeated="2"/>
        </table:table-row>
        <table:table-row table:style-name="ro4">
          <table:table-cell office:value-type="string">
            <text:p>EU(-buy|+t)</text:p>
          </table:table-cell>
          <table:table-cell office:value-type="float" office:value="0">
            <text:p>0</text:p>
          </table:table-cell>
          <table:table-cell office:value-type="string">
            <text:p>EU(-buy|-t)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MEU(+t)</text:p>
          </table:table-cell>
          <table:table-cell table:formula="of:=MAX([.B14];[.B15])" office:value-type="float" office:value="439.130434782609">
            <text:p>439.1304347826</text:p>
          </table:table-cell>
          <table:table-cell office:value-type="string">
            <text:p>MEU(-t)</text:p>
          </table:table-cell>
          <table:table-cell table:formula="of:=MAX([.D14];[.D15])" office:value-type="float" office:value="0">
            <text:p>0</text:p>
          </table:table-cell>
          <table:table-cell table:number-columns-repeated="2"/>
        </table:table-row>
        <table:table-row table:style-name="ro4" table:number-rows-repeated="2">
          <table:table-cell table:number-columns-repeated="6"/>
        </table:table-row>
        <table:table-row table:style-name="ro4">
          <table:table-cell office:value-type="string">
            <text:p>VPI(T)</text:p>
          </table:table-cell>
          <table:table-cell table:formula="of:=[.B10]*[.B16] + (1-[.B10]) * [.D16] - [.F6]" office:value-type="float" office:value="13">
            <text:p>13</text:p>
          </table:table-cell>
          <table:table-cell table:number-columns-repeated="4"/>
        </table:table-row>
        <table:table-row table:style-name="ro4">
          <table:table-cell office:value-type="string">
            <text:p>Net value</text:p>
          </table:table-cell>
          <table:table-cell table:formula="of:=[.B19]-[.B3]" office:value-type="float" office:value="-37">
            <text:p>-37</text:p>
          </table:table-cell>
          <table:table-cell table:number-columns-repeated="4"/>
        </table:table-row>
        <table:table-row table:style-name="ro4">
          <table:table-cell office:value-type="string">
            <text:p>Most useful for P(+q)</text:p>
          </table:table-cell>
          <table:table-cell office:value-type="float" office:value="0.285714285711808">
            <text:p>0.2857142857</text:p>
          </table:table-cell>
          <table:table-cell table:number-columns-repeated="4"/>
        </table:table-row>
        <table:table-row table:style-name="ro4">
          <table:table-cell office:value-type="string">
            <text:p>Value with optimal P(+q): 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4" table:number-rows-repeated="104855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McBurnett</meta:initial-creator>
    <meta:creation-date>2013-11-12T17:02:36</meta:creation-date>
    <dc:date>2013-11-13T09:05:18</dc:date>
    <dc:creator>Neal McBurnett</dc:creator>
    <meta:editing-duration>PT15H46M39S</meta:editing-duration>
    <meta:editing-cycles>12</meta:editing-cycles>
    <meta:generator>LibreOffice/3.5$Linux_X86_64 LibreOffice_project/350m1$Build-2</meta:generator>
    <meta:document-statistic meta:table-count="3" meta:cell-count="47" meta:object-count="0"/>
  </office:meta>
</office:document-meta>
</file>